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30013233113103606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12505483685695016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3590472360155750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89608588381242326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03575557651358799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53049543889965287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71458052508723304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74456450811094618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17560" text:continue-list="list171458052508723304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98603855146372784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2115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2076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497364"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0703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2159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40511878752456050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56405033945477047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06794616641951203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15499"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56318082425823055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5015421854468021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223369042819666956" text:style-name="L15">
        <text:list-item>
          <text:list>
            <text:list-header>
              <text:p text:style-name="P183">1.5 miles averaging about 9:40/mile and rest 1 min</text:p>
            </text:list-header>
          </text:list>
        </text:list-item>
      </text:list>
      <text:p text:style-name="P24">1 mile in 8:26 and rest 2 min</text:p>
      <text:list xml:id="list191566624821504685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56531284072388193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22904"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12899101791777459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90501190426131306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78476576015745771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08086" text:continue-list="list7905011904261313068" text:style-name="L19">
        <text:list-item>
          <text:list>
            <text:list-header>
              <text:p text:style-name="P187">(Pace*HR)=1240</text:p>
            </text:list-header>
          </text:list>
        </text:list-item>
      </text:list>
      <text:list xml:id="list39526363" text:continue-list="list4128991017917774597" text:style-name="L18">
        <text:list-item>
          <text:list>
            <text:list-header>
              <text:p text:style-name="P186">2 miles at 10:46/mile Ave HR= 121 bpm and rest a few minutes</text:p>
            </text:list-header>
          </text:list>
        </text:list-item>
      </text:list>
      <text:list xml:id="list39513250" text:continue-list="list3950808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2150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9933608428914765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25028344872867567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55929184472998569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10123782663070933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20997605885777393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11898725330601028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20834"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1086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54581980522108129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4942061992941425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02474046811565881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8789810617762235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52459783096786727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52397121795692949" text:style-name="L32">
        <text:list-item>
          <text:list>
            <text:list-header>
              <text:p text:style-name="P197">0.25 miles in 2:54</text:p>
              <text:p text:style-name="P197">1 mile in 9:21 going faster as I ran and ending at around 8:30 pace</text:p>
            </text:list-header>
          </text:list>
        </text:list-item>
      </text:list>
      <text:list xml:id="list251309119519913652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62116768589511055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09595883832382678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304016217200580763"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12341759344534301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text:soft-page-break/>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53972793886412231"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3T19:25:02.69</dc:date>
    <dc:creator>James Lombardi</dc:creator>
    <meta:editing-duration>P28DT8H45M10S</meta:editing-duration>
    <meta:editing-cycles>2089</meta:editing-cycles>
    <meta:generator>OpenOffice/4.1.2$Win32 OpenOffice.org_project/412m3$Build-9782</meta:generator>
    <meta:document-statistic meta:table-count="0" meta:image-count="9" meta:object-count="0" meta:page-count="206" meta:paragraph-count="6013" meta:word-count="65092" meta:character-count="333497"/>
  </office:meta>
</office:document-meta>
</file>